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controlbox</text:p>
          </table:table-cell>
        </table:table-row>
        <table:table-row>
          <table:table-cell office:value-type="string">
            <text:p/>
          </table:table-cell>
          <table:table-cell office:value-type="string">
            <text:p>CB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AllNoth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PI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>Abrup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>Kee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4</text:p>
          </table:table-cell>
          <table:table-cell office:value-type="string">
            <text:p/>
          </table:table-cell>
          <table:table-cell office:value-type="string">
            <text:p>Swee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5</text:p>
          </table:table-cell>
          <table:table-cell office:value-type="string">
            <text:p/>
          </table:table-cell>
          <table:table-cell office:value-type="string">
            <text:p>CtrlLoopOutpu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6</text:p>
          </table:table-cell>
          <table:table-cell office:value-type="string">
            <text:p/>
          </table:table-cell>
          <table:table-cell office:value-type="string">
            <text:p>CurrentOutpu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7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8</text:p>
          </table:table-cell>
          <table:table-cell office:value-type="string">
            <text:p/>
          </table:table-cell>
          <table:table-cell office:value-type="string">
            <text:p>SubtractOutpu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9</text:p>
          </table:table-cell>
          <table:table-cell office:value-type="string">
            <text:p/>
          </table:table-cell>
          <table:table-cell office:value-type="string">
            <text:p>AllNothing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P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7::n4, n0::n0::n1, n0::n1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7::n0, n0::n0::n1, n0::n1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PI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7::n5, n0::n0::n1, n0::n1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Abrup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/>
          </table:table-cell>
          <table:table-cell office:value-type="string">
            <text:p>Kee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>Swee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4, n0::n8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0</text:p>
          </table:table-cell>
          <table:table-cell office:value-type="string">
            <text:p/>
          </table:table-cell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3::n1, n0::n7::n2::n3, n0::n7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>n0::n7::n1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::n2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::n3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>n0::n7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>n0::n7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::n2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::n3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>n0::n7::n2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3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3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3</text:p>
          </table:table-cell>
          <table:table-cell office:value-type="string">
            <text:p>n0::n7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4</text:p>
          </table:table-cell>
          <table:table-cell office:value-type="string">
            <text:p/>
          </table:table-cell>
          <table:table-cell office:value-type="string">
            <text:p>P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3::n1, n0::n7::n2::n1, n0::n7::n1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5</text:p>
          </table:table-cell>
          <table:table-cell office:value-type="string">
            <text:p/>
          </table:table-cell>
          <table:table-cell office:value-type="string">
            <text:p>PI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1::n1, n0::n7::n2::n1, n0::n7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0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0::n1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0</text:p>
          </table:table-cell>
          <table:table-cell office:value-type="string">
            <text:p>n0::n8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1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</text:p>
          </table:table-cell>
          <table:table-cell office:value-type="string">
            <text:p>n0::n8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9</text:p>
          </table:table-cell>
          <table:table-cell office:value-type="string">
            <text:p/>
          </table:table-cell>
          <table:table-cell office:value-type="string">
            <text:p>AllNoth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0, n0::n1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::n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::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</text:p>
          </table:table-cell>
          <table:table-cell office:value-type="string">
            <text:p>n0::n1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ControlBox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OutputMux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>ControlLoop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/>
          </table:table-cell>
          <table:table-cell office:value-type="string">
            <text:p>K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/>
          </table:table-cell>
          <table:table-cell office:value-type="string">
            <text:p>Ki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3</text:p>
          </table:table-cell>
          <table:table-cell office:value-type="string">
            <text:p/>
          </table:table-cell>
          <table:table-cell office:value-type="string">
            <text:p>Kp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</text:p>
          </table:table-cell>
          <table:table-cell office:value-type="string">
            <text:p/>
          </table:table-cell>
          <table:table-cell office:value-type="string">
            <text:p>Subtra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::n0</text:p>
          </table:table-cell>
          <table:table-cell office:value-type="string">
            <text:p/>
          </table:table-cell>
          <table:table-cell office:value-type="string">
            <text:p>Rat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0</text:p>
          </table:table-cell>
          <table:table-cell office:value-type="string">
            <text:p/>
          </table:table-cell>
          <table:table-cell office:value-type="string">
            <text:p>SetPoin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